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Heading_20_1">
      <style:paragraph-properties fo:line-height="0.483cm"/>
      <style:text-properties officeooo:paragraph-rsid="0017a2a7"/>
    </style:style>
    <style:style style:name="P2" style:family="paragraph" style:parent-style-name="Standard">
      <style:paragraph-properties fo:margin-left="0.233cm" fo:margin-right="0cm" fo:line-height="0.483cm" fo:text-indent="0cm" style:auto-text-indent="false"/>
      <style:text-properties officeooo:paragraph-rsid="0017a2a7"/>
    </style:style>
    <style:style style:name="P3" style:family="paragraph" style:parent-style-name="Standard">
      <style:paragraph-properties fo:margin-left="0cm" fo:margin-right="0cm" fo:line-height="0.483cm" fo:text-indent="0cm" style:auto-text-indent="false"/>
      <style:text-properties fo:font-size="12pt" fo:letter-spacing="-0.009cm" fo:font-weight="bold" officeooo:paragraph-rsid="0017a2a7" style:font-size-asian="12pt" style:font-weight-asian="bold"/>
    </style:style>
    <style:style style:name="P4" style:family="paragraph" style:parent-style-name="Standard">
      <style:paragraph-properties fo:margin-left="0.233cm" fo:margin-right="0cm" fo:line-height="0.483cm" fo:text-indent="0cm" style:auto-text-indent="false"/>
      <style:text-properties fo:font-size="12pt" fo:letter-spacing="-0.009cm" fo:font-weight="bold" officeooo:paragraph-rsid="0017a2a7" style:font-size-asian="12pt" style:font-weight-asian="bold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letter-spacing="-0.101cm" fo:font-weight="bold" officeooo:paragraph-rsid="0017a2a7" style:font-size-asian="12pt" style:font-weight-asian="bold"/>
    </style:style>
    <style:style style:name="P6" style:family="paragraph" style:parent-style-name="Standard">
      <style:paragraph-properties fo:margin-top="0.012cm" fo:margin-bottom="0cm" style:contextual-spacing="false"/>
      <style:text-properties fo:font-size="12pt" fo:language="en" fo:country="US" officeooo:paragraph-rsid="0017a2a7" style:font-size-asian="12pt"/>
    </style:style>
    <style:style style:name="P7" style:family="paragraph" style:parent-style-name="Standard">
      <loext:graphic-properties draw:fill="solid" draw:fill-color="#1e1f22"/>
      <style:paragraph-properties fo:margin-top="0.012cm" fo:margin-bottom="0cm" style:contextual-spacing="false" fo:background-color="#1e1f22" fo:padding="0cm" fo:border="none" style:shadow="none"/>
      <style:text-properties fo:font-size="12pt" fo:language="en" fo:country="US" officeooo:paragraph-rsid="0017a2a7" style:font-size-asian="12pt"/>
    </style:style>
    <style:style style:name="P8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officeooo:rsid="00231a38" officeooo:paragraph-rsid="0017a2a7" style:font-size-asian="12pt" style:font-weight-asian="bold" style:font-weight-complex="bold"/>
    </style:style>
    <style:style style:name="P9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officeooo:rsid="0024fa0e" officeooo:paragraph-rsid="0017a2a7" style:font-size-asian="12pt" style:font-weight-asian="bold" style:font-weight-complex="bold"/>
    </style:style>
    <style:style style:name="P10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officeooo:paragraph-rsid="0017a2a7" style:font-size-asian="12pt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7a2a7"/>
    </style:style>
    <style:style style:name="P12" style:family="paragraph" style:parent-style-name="Standard">
      <loext:graphic-properties draw:fill="solid" draw:fill-color="#1e1f22"/>
      <style:paragraph-properties fo:orphans="2" fo:widows="2" fo:background-color="#1e1f22" fo:padding="0cm" fo:border="none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3" style:family="paragraph" style:parent-style-name="Standard">
      <loext:graphic-properties draw:fill="solid" draw:fill-color="#1e1f22"/>
      <style:paragraph-properties fo:orphans="2" fo:widows="2" fo:background-color="#1e1f2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cbec4" loext:opacity="100%" style:font-name="Courier New" fo:font-size="10pt" style:font-size-asian="10pt" style:language-asian="ru" style:country-asian="RU" style:font-name-complex="Courier New1" style:font-size-complex="10pt"/>
    </style:style>
    <style:style style:name="P14" style:family="paragraph" style:parent-style-name="Standard">
      <style:paragraph-properties fo:margin-left="0.233cm" fo:margin-right="0cm" fo:margin-top="0.007cm" fo:margin-bottom="0cm" style:contextual-spacing="false" fo:text-indent="0cm" style:auto-text-indent="false"/>
      <style:text-properties officeooo:paragraph-rsid="0017a2a7"/>
    </style:style>
    <style:style style:name="P15" style:family="paragraph" style:parent-style-name="Standard">
      <style:paragraph-properties fo:margin-left="0.233cm" fo:margin-right="0cm" fo:text-indent="0cm" style:auto-text-indent="false"/>
      <style:text-properties officeooo:paragraph-rsid="0017a2a7"/>
    </style:style>
    <style:style style:name="P16" style:family="paragraph" style:parent-style-name="Standard">
      <style:text-properties officeooo:paragraph-rsid="0017a2a7"/>
    </style:style>
    <style:style style:name="P17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17a2a7"/>
    </style:style>
    <style:style style:name="P18" style:family="paragraph" style:parent-style-name="Text_20_body">
      <style:paragraph-properties fo:margin-top="0.007cm" fo:margin-bottom="0cm" style:contextual-spacing="false"/>
      <style:text-properties fo:font-size="12pt" officeooo:paragraph-rsid="0017a2a7" style:font-size-asian="12pt"/>
    </style:style>
    <style:style style:name="P19" style:family="paragraph" style:parent-style-name="Text_20_body">
      <style:paragraph-properties fo:margin-top="0.012cm" fo:margin-bottom="0cm" style:contextual-spacing="false"/>
      <style:text-properties fo:font-size="12pt" fo:language="en" fo:country="US" officeooo:rsid="0015a0bb" officeooo:paragraph-rsid="0017a2a7" style:font-size-asian="12pt"/>
    </style:style>
    <style:style style:name="P20" style:family="paragraph" style:parent-style-name="Text_20_body">
      <style:paragraph-properties fo:margin-top="0.012cm" fo:margin-bottom="0cm" style:contextual-spacing="false"/>
      <style:text-properties fo:font-size="12pt" fo:language="en" fo:country="US" officeooo:paragraph-rsid="0017a2a7" style:font-size-asian="12pt"/>
    </style:style>
    <style:style style:name="P21" style:family="paragraph" style:parent-style-name="Text_20_body">
      <style:paragraph-properties fo:margin-top="0.019cm" fo:margin-bottom="0cm" style:contextual-spacing="false"/>
      <style:text-properties fo:font-size="5.5pt" fo:font-weight="bold" officeooo:paragraph-rsid="0017a2a7" style:font-size-asian="5.5pt" style:font-weight-asian="bold"/>
    </style:style>
    <style:style style:name="P22" style:family="paragraph" style:parent-style-name="Text_20_body">
      <style:paragraph-properties fo:margin-top="0.018cm" fo:margin-bottom="0cm" style:contextual-spacing="false"/>
      <style:text-properties fo:font-size="14.5pt" fo:font-weight="bold" officeooo:paragraph-rsid="0017a2a7" style:font-size-asian="14.5pt" style:font-weight-asian="bold"/>
    </style:style>
    <style:style style:name="P23" style:family="paragraph" style:parent-style-name="Text_20_body">
      <style:paragraph-properties fo:margin-left="0.049cm" fo:margin-right="12.095cm" fo:margin-top="0.004cm" fo:margin-bottom="0cm" style:contextual-spacing="false" fo:text-indent="0.356cm" style:auto-text-indent="false"/>
    </style:style>
    <style:style style:name="P24" style:family="paragraph" style:parent-style-name="Text_20_body">
      <style:paragraph-properties fo:margin-top="0.012cm" fo:margin-bottom="0cm" style:contextual-spacing="false"/>
      <style:text-properties fo:font-size="10.5pt" fo:font-weight="bold" officeooo:paragraph-rsid="0017a2a7" style:font-size-asian="10.5pt" style:font-weight-asian="bold"/>
    </style:style>
    <style:style style:name="P25" style:family="paragraph" style:parent-style-name="Text_20_body" style:master-page-name="Standard">
      <style:paragraph-properties fo:margin-left="8.885cm" fo:margin-right="0cm" fo:margin-top="0.123cm" fo:margin-bottom="0cm" style:contextual-spacing="false" fo:text-indent="0cm" style:auto-text-indent="false" style:page-number="auto"/>
      <style:text-properties officeooo:paragraph-rsid="0017a2a7"/>
    </style:style>
    <style:style style:name="P26" style:family="paragraph" style:parent-style-name="Text_20_body">
      <style:paragraph-properties fo:margin-left="8.885cm" fo:margin-right="0cm" fo:margin-top="0.161cm" fo:margin-bottom="0cm" style:contextual-spacing="false" fo:text-indent="0cm" style:auto-text-indent="false"/>
      <style:text-properties officeooo:paragraph-rsid="0017a2a7"/>
    </style:style>
    <style:style style:name="P27" style:family="paragraph" style:parent-style-name="Text_20_body">
      <style:paragraph-properties fo:margin-left="0.183cm" fo:margin-right="0cm" fo:text-indent="0cm" style:auto-text-indent="false"/>
      <style:text-properties officeooo:paragraph-rsid="0017a2a7"/>
    </style:style>
    <style:style style:name="T1" style:family="text">
      <style:text-properties fo:font-size="12pt" fo:letter-spacing="-0.007cm" fo:font-weight="bold" style:font-size-asian="12pt" style:font-weight-asian="bold"/>
    </style:style>
    <style:style style:name="T2" style:family="text">
      <style:text-properties fo:font-size="12pt" fo:letter-spacing="-0.007cm" fo:font-weight="bold" officeooo:rsid="001742ad" style:font-size-asian="12pt" style:font-weight-asian="bold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fo:font-weight="bold" officeooo:rsid="001527d2" style:font-size-asian="12pt" style:font-weight-asian="bold"/>
    </style:style>
    <style:style style:name="T5" style:family="text">
      <style:text-properties fo:font-size="12pt" fo:letter-spacing="-0.009cm" fo:font-weight="bold" style:font-size-asian="12pt" style:font-weight-asian="bold"/>
    </style:style>
    <style:style style:name="T6" style:family="text">
      <style:text-properties fo:font-size="12pt" fo:letter-spacing="-0.009cm" fo:font-weight="bold" officeooo:rsid="0026af28" style:font-size-asian="12pt" style:font-weight-asian="bold"/>
    </style:style>
    <style:style style:name="T7" style:family="text">
      <style:text-properties fo:font-size="12pt" fo:letter-spacing="-0.014cm" fo:font-weight="bold" style:font-size-asian="12pt" style:font-weight-asian="bold"/>
    </style:style>
    <style:style style:name="T8" style:family="text">
      <style:text-properties fo:font-size="12pt" fo:letter-spacing="-0.101cm" fo:font-weight="bold" style:font-size-asian="12pt" style:font-weight-asian="bold"/>
    </style:style>
    <style:style style:name="T9" style:family="text">
      <style:text-properties fo:font-size="12pt" fo:letter-spacing="-0.101cm" fo:font-weight="bold" officeooo:rsid="001527d2" style:font-size-asian="12pt" style:font-weight-asian="bold"/>
    </style:style>
    <style:style style:name="T10" style:family="text">
      <style:text-properties fo:font-size="12pt" fo:font-style="italic" fo:font-weight="bold" style:font-size-asian="12pt" style:font-style-asian="italic" style:font-weight-asian="bold"/>
    </style:style>
    <style:style style:name="T11" style:family="text">
      <style:text-properties fo:font-size="12pt" fo:font-style="italic" fo:font-weight="bold" officeooo:rsid="00127310" style:font-size-asian="12pt" style:font-style-asian="italic" style:font-weight-asian="bold"/>
    </style:style>
    <style:style style:name="T12" style:family="text">
      <style:text-properties fo:font-size="12pt" fo:font-style="italic" fo:font-weight="bold" officeooo:rsid="001527d2" style:font-size-asian="12pt" style:font-style-asian="italic" style:font-weight-asian="bold"/>
    </style:style>
    <style:style style:name="T13" style:family="text">
      <style:text-properties fo:font-size="12pt" fo:font-style="italic" fo:font-weight="bold" officeooo:rsid="00182ebe" style:font-size-asian="12pt" style:font-style-asian="italic" style:font-weight-asian="bold"/>
    </style:style>
    <style:style style:name="T14" style:family="text">
      <style:text-properties fo:font-size="12pt" fo:letter-spacing="-0.018cm" fo:font-weight="bold" style:font-size-asian="12pt" style:font-weight-asian="bold"/>
    </style:style>
    <style:style style:name="T15" style:family="text">
      <style:text-properties fo:font-size="12pt" fo:letter-spacing="-0.016cm" fo:font-weight="bold" style:font-size-asian="12pt" style:font-weight-asian="bold"/>
    </style:style>
    <style:style style:name="T16" style:family="text">
      <style:text-properties fo:letter-spacing="-0.019cm"/>
    </style:style>
    <style:style style:name="T17" style:family="text">
      <style:text-properties fo:letter-spacing="-0.018cm"/>
    </style:style>
    <style:style style:name="T18" style:family="text">
      <style:text-properties fo:letter-spacing="-0.014cm"/>
    </style:style>
    <style:style style:name="T19" style:family="text">
      <style:text-properties fo:letter-spacing="-0.016cm"/>
    </style:style>
    <style:style style:name="T20" style:family="text">
      <style:text-properties fo:letter-spacing="-0.004cm"/>
    </style:style>
    <style:style style:name="T21" style:family="text">
      <style:text-properties fo:letter-spacing="-0.004cm" officeooo:rsid="00127310"/>
    </style:style>
    <style:style style:name="T22" style:family="text">
      <style:text-properties fo:letter-spacing="-0.004cm" officeooo:rsid="00182ebe"/>
    </style:style>
    <style:style style:name="T23" style:family="text">
      <style:text-properties fo:letter-spacing="-0.007cm"/>
    </style:style>
    <style:style style:name="T24" style:family="text">
      <style:text-properties officeooo:rsid="00151b53"/>
    </style:style>
    <style:style style:name="T25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officeooo:rsid="00127310"/>
    </style:style>
    <style:style style:name="T36" style:family="text">
      <style:text-properties fo:color="#5f826b" loext:opacity="100%" style:font-name="JetBrains Mono" fo:font-size="10pt" fo:font-style="italic" fo:font-weight="normal" style:font-size-asian="10pt" style:font-style-asian="italic" style:font-weight-asian="normal"/>
    </style:style>
    <style:style style:name="T37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Студент<text:span text:style-name="T16"> </text:span>группы<text:span text:style-name="T17"> </text:span>ИС-22<text:span text:style-name="T18"> </text:span>Зоренко<text:span text:style-name="T19"> </text:span>Константин<text:span text:style-name="T16"> </text:span>Сергеевич.</text:p>
      <text:p text:style-name="P18"/>
      <text:h text:style-name="P1" text:outline-level="1">Практическое<text:span text:style-name="T20"> </text:span>занятие<text:span text:style-name="T23"> </text:span>№<text:span text:style-name="T20"> </text:span><text:span text:style-name="T22">11</text:span></text:h>
      <text:p text:style-name="P2"><text:span text:style-name="T3">Тема:</text:span><text:span text:style-name="T5"> </text:span><text:span text:style-name="T6">Составление программ для работы с текстовыми файлами.</text:span></text:p>
      <text:p text:style-name="P3"/>
      <text:p text:style-name="P4"/>
      <text:p text:style-name="P4">Количество часов: <text:span text:style-name="T24">4</text:span>. </text:p>
      <text:p text:style-name="P4"/>
      <text:p text:style-name="P2"><text:span text:style-name="T5">Цели практического занятия: </text:span>закрепить усвоенные знания, понятия, алгоритмы, основные принципы составления программ, приобрести навыки составление программ с текстовыми файлами в IDE PyCharm Community.</text:p>
      <text:p text:style-name="P4"/>
      <text:p text:style-name="P11"><text:span text:style-name="T3"><text:s text:c="2"/>Постановка</text:span><text:span text:style-name="T7"> </text:span><text:span text:style-name="T3">задачи:</text:span></text:p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>Студент<text:span text:style-name="T16"> </text:span>группы<text:span text:style-name="T17"> </text:span>ИС-22<text:span text:style-name="T18"> </text:span>Зоренко<text:span text:style-name="T19"> </text:span>Константин<text:span text:style-name="T16"> </text:span>Сергеевич.</text:p>
      <text:p text:style-name="P14"><text:span text:style-name="T10">PZ_</text:span><text:span text:style-name="T11">1</text:span><text:span text:style-name="T13">1</text:span></text:p>
      <text:p text:style-name="P17"><text:span text:style-name="T36">'''</text:span><text:line-break/><text:span text:style-name="T36"> 1. Средствами языка Python сформировать текстовый файл (.txt), содержащий</text:span><text:line-break/><text:span text:style-name="T36">последовательность из целых положительных и отрицательных чисел. Сформировать</text:span><text:line-break/><text:soft-page-break/><text:span text:style-name="T36">новый текстовый файл (.txt) следующего вида, предварительно выполнив требуемую</text:span><text:line-break/><text:span text:style-name="T36">обработку элементов:</text:span><text:line-break/><text:line-break/><text:span text:style-name="T36">Исходные данные:</text:span><text:line-break/><text:span text:style-name="T36">Количество элементов:</text:span><text:line-break/><text:span text:style-name="T36">Максимальный элемент:</text:span><text:line-break/><text:span text:style-name="T36">Среднее арифметическое элементов первой трети:</text:span><text:line-break/><text:span text:style-name="T36">'''</text:span><text:line-break/><text:line-break/><text:span text:style-name="T25">l = [</text:span><text:span text:style-name="T33">'-99 6 12 -36 20 45 100 -15'</text:span><text:span text:style-name="T25">]</text:span><text:line-break/><text:span text:style-name="T25">f3 = </text:span><text:span text:style-name="T31">open</text:span><text:span text:style-name="T25">(</text:span><text:span text:style-name="T33">'data_3.txt'</text:span><text:span text:style-name="T25">, </text:span><text:span text:style-name="T33">'w'</text:span><text:span text:style-name="T25">)</text:span><text:line-break/><text:span text:style-name="T25">f3.writelines(l)</text:span><text:line-break/><text:span text:style-name="T25">f3.close()</text:span><text:line-break/><text:span text:style-name="T37"># Дублируем список в новый файл data_4.txt</text:span><text:line-break/><text:span text:style-name="T25">f4 = </text:span><text:span text:style-name="T31">open</text:span><text:span text:style-name="T25">(</text:span><text:span text:style-name="T33">'data_4.txt'</text:span><text:span text:style-name="T25">, </text:span><text:span text:style-name="T33">'w'</text:span><text:span text:style-name="T25">)</text:span><text:line-break/><text:span text:style-name="T25">f4.write(</text:span><text:span text:style-name="T33">'Исходные данные: '</text:span><text:span text:style-name="T25">)</text:span><text:line-break/><text:span text:style-name="T25">f4.write(</text:span><text:span text:style-name="T33">'</text:span><text:span text:style-name="T27">\n</text:span><text:span text:style-name="T33">'</text:span><text:span text:style-name="T25">)</text:span><text:line-break/><text:span text:style-name="T25">f4.writelines(l)</text:span><text:line-break/><text:span text:style-name="T25">f4.close()</text:span><text:line-break/><text:span text:style-name="T37"># разбиваем строку и ее значения преобразуем в числа</text:span><text:line-break/><text:span text:style-name="T25">f3 = </text:span><text:span text:style-name="T31">open</text:span><text:span text:style-name="T25">(</text:span><text:span text:style-name="T33">'data_3.txt'</text:span><text:span text:style-name="T25">)</text:span><text:line-break/><text:span text:style-name="T25">k = f3.read()</text:span><text:line-break/><text:span text:style-name="T25">k = k.split()</text:span><text:line-break/><text:span text:style-name="T27">for </text:span><text:span text:style-name="T25">i </text:span><text:span text:style-name="T27">in </text:span><text:span text:style-name="T31">range</text:span><text:span text:style-name="T25">(</text:span><text:span text:style-name="T31">len</text:span><text:span text:style-name="T25">(k)):</text:span><text:line-break/><text:span text:style-name="T25"> k[i] = </text:span><text:span text:style-name="T31">int</text:span><text:span text:style-name="T25">(k[i])</text:span><text:line-break/><text:span text:style-name="T25">f3.close()</text:span><text:line-break/><text:line-break/><text:span text:style-name="T37"># Ищем максимальный элемент и количество отрицательных элементов</text:span><text:line-break/><text:span text:style-name="T37"># в файле data_3.txt и записываем в файл data_4.txt</text:span><text:line-break/><text:span text:style-name="T25">f3 = </text:span><text:span text:style-name="T31">open</text:span><text:span text:style-name="T25">(</text:span><text:span text:style-name="T33">'data_3.txt'</text:span><text:span text:style-name="T25">)</text:span><text:line-break/><text:span text:style-name="T25">max, t = </text:span><text:span text:style-name="T29">0</text:span><text:span text:style-name="T25">, </text:span><text:span text:style-name="T29">0</text:span><text:line-break/><text:span text:style-name="T27">for </text:span><text:span text:style-name="T25">i </text:span><text:span text:style-name="T27">in </text:span><text:span text:style-name="T31">range</text:span><text:span text:style-name="T25">(</text:span><text:span text:style-name="T31">len</text:span><text:span text:style-name="T25">(k)):</text:span><text:line-break/><text:span text:style-name="T25"> <text:s text:c="3"/>max = max </text:span><text:span text:style-name="T27">if </text:span><text:span text:style-name="T25">max &gt; k[i] </text:span><text:span text:style-name="T27">else </text:span><text:span text:style-name="T25">k[i]</text:span><text:line-break/><text:span text:style-name="T25"> <text:s text:c="3"/></text:span><text:span text:style-name="T27">if </text:span><text:span text:style-name="T25">k[i] &lt; </text:span><text:span text:style-name="T29">0</text:span><text:span text:style-name="T25">:</text:span><text:line-break/><text:span text:style-name="T25"> <text:s text:c="7"/>t += </text:span><text:span text:style-name="T29">1</text:span><text:line-break/><text:span text:style-name="T25">f4 = </text:span><text:span text:style-name="T31">open</text:span><text:span text:style-name="T25">(</text:span><text:span text:style-name="T33">'data_4.txt'</text:span><text:span text:style-name="T25">, </text:span><text:span text:style-name="T33">'a'</text:span><text:span text:style-name="T25">) </text:span><text:span text:style-name="T37"># открываем файл для дозаписи</text:span><text:line-break/><text:span text:style-name="T25">f4.write(</text:span><text:span text:style-name="T33">'</text:span><text:span text:style-name="T27">\n</text:span><text:span text:style-name="T33">'</text:span><text:span text:style-name="T25">)</text:span><text:line-break/><text:span text:style-name="T25">first_third = </text:span><text:span text:style-name="T31">len</text:span><text:span text:style-name="T25">(k) // </text:span><text:span text:style-name="T29">3</text:span><text:line-break/><text:span text:style-name="T25">avg_first_third = </text:span><text:span text:style-name="T31">sum</text:span><text:span text:style-name="T25">(k[:first_third]) / first_third</text:span><text:line-break/><text:span text:style-name="T31">print</text:span><text:span text:style-name="T25">(</text:span><text:span text:style-name="T33">'Количество элементов: '</text:span><text:span text:style-name="T25">, </text:span><text:span text:style-name="T31">len</text:span><text:span text:style-name="T25">(k),</text:span><text:span text:style-name="T33">'</text:span><text:span text:style-name="T27">\n</text:span><text:span text:style-name="T33">'</text:span><text:span text:style-name="T25">,</text:span><text:span text:style-name="T33">'Максимальный элемент: '</text:span><text:span text:style-name="T25">, max, </text:span><text:span text:style-name="T33">'СРЕДНЕЕ АРИФМЕТИЧЕСКОЕ: '</text:span><text:span text:style-name="T25">, avg_first_third, </text:span><text:span text:style-name="T38">file</text:span><text:span text:style-name="T25">=f4)</text:span><text:line-break/><text:span text:style-name="T25">f4.close()</text:span><text:line-break/><text:line-break/><text:line-break/></text:p>
      <text:p text:style-name="P16"/>
      <text:p text:style-name="P24"/>
      <text:p text:style-name="P15"><text:span text:style-name="T3">Протокол</text:span><text:span text:style-name="T14"> </text:span><text:span text:style-name="T3">работы</text:span><text:span text:style-name="T15"> </text:span><text:span text:style-name="T3">программы:</text:span></text:p>
      <text:p text:style-name="P7"><text:span text:style-name="T25">Исходные данные: </text:span><text:line-break/><text:span text:style-name="T25">-99 6 12 -36 20 45 100 -15</text:span><text:line-break/><text:span text:style-name="T25">Количество элементов: <text:s/>8 </text:span><text:line-break/><text:span text:style-name="T25"> Максимальный элемент: <text:s/>100 </text:span><text:line-break/><text:span text:style-name="T25"> СРЕДНЕЕ АРИФМЕТИЧЕСКОЕ: <text:s/>-46.5</text:span></text:p>
      <text:p text:style-name="P6"><text:soft-page-break/></text:p>
      <text:p text:style-name="P10"/>
      <text:p text:style-name="P8"/>
      <text:p text:style-name="P9">ВЫВОД:</text:p>
      <text:p text:style-name="P15"><text:span text:style-name="T2">З</text:span><text:span text:style-name="T1">акрепи</text:span><text:span text:style-name="T2">л</text:span><text:span text:style-name="T1"> усвоенные знания, понятия, алгоритмы, основные принципы составления программ, приобрести навыки составление программ с использованием списковых включений, итераторов, генераторов в IDE PyCharm Communit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233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2-21T10:33:27.881611843</dc:date>
    <meta:editing-cycles>6</meta:editing-cycles>
    <meta:editing-duration>PT4M36S</meta:editing-duration>
    <meta:document-statistic meta:table-count="0" meta:image-count="0" meta:object-count="0" meta:page-count="3" meta:paragraph-count="13" meta:word-count="277" meta:character-count="2115" meta:non-whitespace-character-count="1816"/>
    <meta:user-defined meta:name="Поле 1"/>
    <meta:user-defined meta:name="Поле 2"/>
    <meta:user-defined meta:name="Поле 3"/>
    <meta:user-defined meta:name="Поле 4"/>
  </office:meta>
</office:document-meta>
</file>